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5.558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Q1">
      <style:table-properties table:display="true" style:writing-mode="lr-tb"/>
    </style:style>
    <style:style style:name="ta2" style:family="table" style:master-page-name="PageStyle_5f_Q2">
      <style:table-properties table:display="true" style:writing-mode="lr-tb"/>
    </style:style>
    <style:style style:name="ta3" style:family="table" style:master-page-name="PageStyle_5f_Q3">
      <style:table-properties table:display="true" style:writing-mode="lr-tb"/>
    </style:style>
    <style:style style:name="ta4" style:family="table" style:master-page-name="PageStyle_5f_Q4">
      <style:table-properties table:display="true" style:writing-mode="lr-tb"/>
    </style:style>
    <style:style style:name="ta5" style:family="table" style:master-page-name="PageStyle_5f_Q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="0.74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size="11pt" style:font-size-asian="11pt" style:font-name-complex="Arial" style:font-size-complex="11pt"/>
    </style:style>
    <style:style style:name="ce8" style:family="table-cell" style:parent-style-name="Default" style:data-style-name="N163">
      <style:table-cell-properties fo:border="0.74pt solid #000000"/>
      <style:text-properties style:font-name="arial" fo:font-size="11pt" style:font-size-asian="11pt" style:font-name-complex="Arial" style:font-size-complex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Arial" fo:font-size="10pt" style:font-size-asian="10pt" style:font-name-complex="Arial" style:font-size-complex="10pt"/>
    </style:style>
    <style:style style:name="ce12" style:family="table-cell" style:parent-style-name="Default" style:data-style-name="N163">
      <style:table-cell-properties fo:border="0.74pt solid #000000"/>
      <style:text-properties style:font-name="Arial" fo:font-size="10pt" style:font-size-asian="10pt" style:font-name-complex="Arial" style:font-size-complex="1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14" style:family="table-cell" style:parent-style-name="Default" style:data-style-name="N163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name-complex="Ari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/>
        <table:table-row table:style-name="ro1">
          <table:table-cell table:style-name="ce1" office:value-type="string" calcext:value-type="string">
            <text:p>Consulta 1: python programming language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o/x/ROX_Desktop_b4f8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l/a/Class_(computer_science).ht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u/o/Guo_Youzhi_8db1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n/Hans_Moleman_c002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o/u/Lout.ht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i/l/Wilpattu_National_Park_cf60.htm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i/n/Winter_solstice_(disambiguation).ht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i/n/SinoVision_32c9.htm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t/e/Stellarium.htm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f/i/JFin_1830.htm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o/o/Woodenfish.htm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z/e/n/Zend_Framework_a5ef.htm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TV_shows_made_into_films_9d9b.ht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r/i/Prince_XML_03cf.html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r/a/Trade_Descriptions_Act_1968_c986.htm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l/x/CLX_(Common_Lisp)_1911.html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s/c/Escuela_Bella_Vista_f88e.html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o/n/Pontius_Pilate's_wife_80f1.ht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u/r/Murrah_High_School_1c6f.htm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s/Haskell_Curry_f97c.html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k/u/CKUT-FM_fe8d.html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o/d/l/Odle_Middle_School_bcc5.htm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Chinese_language_schools_in_Taiwan_dd69.html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Arrow_Dynamics_roller_coasters_ca82.htm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o/_/IO_Digital_Cable_Service_c31a.htm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r/a/Graphical_user_interface_builder.html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o/Naomi_Nari_Nam_e255.html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t/c/CTC_Media_7331.htm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n/s/Insurance_Institute_for_Highway_Safety_656d.html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d/e/f/Defeasible_logic.html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á/d/Rádio_e_Televisão_de_Portugal_a781.html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o/n/Monad.html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m/p/Impact.html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h/e/The_Tennessee_Foreign_Language_Institute_e4d6.html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n/s/CNSAD_87b1.html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n/Linda_de_Mol_1ace.html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r/a/Framework_for_Privacy_Analysis_of_Programs,_Technologies,_and_Applications_4cc9.html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c/Microtuner.html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e/l/Telecare_(TV_Network)_7f29.html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y/n/LynxOS_dd39.html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schools_in_Mexico_2e1c.html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h/Behavioral_Analysis_Unit_f0bc.html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d/a/v/David_Munro_e903.html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d/_/PD_adf8.html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o/n/s/OnStage_2e81.html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n/Kangchenjunga_(disambiguation).html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y/Toyohashi_University_of_Technology_d2ea.html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d/s/t/Dstarr.html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v/i/s/Vision_for_Space_Exploration_eaf2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p/_/AP_United_States_Government_and_Politics_fc7f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e/Beer_Judge_Certification_Program_57c5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i/u/UIUC_College_of_Engineering_ccae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m/e/Emergency_Health_Services_915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s/u/ISU_Masters_Program_df53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a/t/Latino_Public_Broadcasting_9454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c/x/BCX_340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e/r/Gerald_Soffen_044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e/a/Leaky_abstraction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e/s/Resident_module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n/i/University_of_Texas_at_Austin_College_of_Natural_Sciences_a940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f/v/WFVX-LP_662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r/e/Press_Start_9811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a/i/Rainbows_(charity)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y/a/s/Yass_(software)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n/i/United_States_Federal_Protective_Service_885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j/t/WJTS-LP_27d9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t/r/Stratford_University_6413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u/s/Pushd_and_pop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t/2E/St._Theresa's_College,_Cebu_City_2e7f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29" calcext:value-type="float">
            <text:p>29</text:p>
          </table:table-cell>
          <table:table-cell table:style-name="ce8" table:formula="of:=1-((6*[.C74])/([.B74]*(POWER([.B74];2)-1)))" office:value-type="float" office:value="0.824242424242424" calcext:value-type="float">
            <text:p>0,8242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3:.D27])" office:value-type="float" office:value="233" calcext:value-type="float">
            <text:p>233</text:p>
          </table:table-cell>
          <table:table-cell table:style-name="ce8" table:formula="of:=1-((6*[.C75])/([.B75]*(POWER([.B75];2)-1)))" office:value-type="float" office:value="0.910384615384615" calcext:value-type="float">
            <text:p>0,9104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3:.D52])" office:value-type="float" office:value="534" calcext:value-type="float">
            <text:p>534</text:p>
          </table:table-cell>
          <table:table-cell table:style-name="ce8" table:formula="of:=1-((6*[.C76])/([.B76]*(POWER([.B76];2)-1)))" office:value-type="float" office:value="0.974357743097239" calcext:value-type="float">
            <text:p>0,9744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6" table:number-columns-repeated="3"/>
          <table:table-cell table:style-name="Default" table:number-columns-repeated="16380"/>
        </table:table-row>
      </table:table>
      <table:table table:name="Q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/>
        <table:table-row table:style-name="ro1">
          <table:table-cell table:style-name="ce1" office:value-type="string" calcext:value-type="string">
            <text:p>Consulta 2: world war ii countries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o/v/Soviet–United_States_relations_5247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a/k/Wake_Me_When_the_War_Is_Over_6986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s/t/1st_Armoured_Brigade_(United_Kingdom)_c67f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o/a/World_War_II_Combat~_Road_to_Berlin_c2f0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e/r/Merril_Sandoval_e3c8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theaters_and_campaigns_of_World_War_II_628d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s/t/1st_Battalion_2nd_Marines_cc49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t/National_Association_of_Russian_Explorers_b145.ht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o/m/Bombing_of_Osaka_in_World_War_II_4895.htm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3/r/d/3rd_Marine_Division_(United_States)_e0f4.ht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e/s/Hestercombe_House_ff46.htm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o/l/Polish_3rd_Legions_Infantry_Division_07e5.ht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s/t/1st_Battalion_23rd_Marines_6a26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m/James_R._Hendrix_5e56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h/i/Philcon.htm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e/r/Teruhisa_Komatsu_00a9.ht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g/-/MG-13_787f.htm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t/e/Stepan_Kretov_ea42.ht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a/k/Gakusei_Kai_bf3f.htm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s/s/USS_Nemasket_(AOG-10)_9646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s/s/USS_Dutchess_(APA-98)_9f78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e/s/Leslie_E._Brown_7c5d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a/n/Panorama_(German_wartime_newsreel)_cba4.htm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i/Cairo_Conference_5945.html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a/l/Walter_Krueger_dba7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i/l/Wilfred__Chicken__Smallhorn_4bff.html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a/j/Rajadiraja_Chola_II_c4b5.html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m/a/HMAS_Glenelg_(J236)_8adc.htm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r/o/Croatian-Peruvians_bddb.ht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a/n/Sanacja.html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h/â/Château_de_Puybardeau_bd54.htm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o/r/For_Tomorrow_102f.html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n/Jan_Syrový_90ae.htm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l/_/BL_6_inch_Gun_Mk_7_6e78.html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e/r/Germanic-SS_ff54.html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d/e/s/Desmond_Llewelyn_e92b.html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r/o/Provisional_Administration_6e76.html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t/Matilda_tank.html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d/a/Adam_Studziński_87f1.html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t/u/Sturmpistole.htm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s/t/Astrid_Løken_9e26.html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c/Maciej_Aleksy_Dawidowski_d63d.htm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t/Bethlehem_Steel_119e.htm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o/t/t/Otto_Dix_593c.htm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_/l/A_Love_in_Germany_6814.html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r/o/b/Robert_Stinnett_c7d8.html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o/h/John_Edward_McCarthy_4f09.html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e/o/George_B._Simler_1b09.html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r/u/Brusy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l/b/Albert_Levy_(soldier)_9746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5" calcext:value-type="float">
            <text:p>5</text:p>
          </table:table-cell>
          <table:table-cell table:style-name="ce8" table:formula="of:=1-((6*[.C56])/([.B56]*(POWER([.B56];2)-1)))" office:value-type="float" office:value="0.96969696969697" calcext:value-type="float">
            <text:p>0,9697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3:.D27])" office:value-type="float" office:value="23" calcext:value-type="float">
            <text:p>23</text:p>
          </table:table-cell>
          <table:table-cell table:style-name="ce8" table:formula="of:=1-((6*[.C57])/([.B57]*(POWER([.B57];2)-1)))" office:value-type="float" office:value="0.991153846153846" calcext:value-type="float">
            <text:p>0,9912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3:.D52])" office:value-type="float" office:value="91" calcext:value-type="float">
            <text:p>91</text:p>
          </table:table-cell>
          <table:table-cell table:style-name="ce8" table:formula="of:=1-((6*[.C58])/([.B58]*(POWER([.B58];2)-1)))" office:value-type="float" office:value="0.99563025210084" calcext:value-type="float">
            <text:p>0,9956</text:p>
          </table:table-cell>
          <table:table-cell table:style-name="Default" table:number-columns-repeated="16380"/>
        </table:table-row>
      </table:table>
      <table:table table:name="Q3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/>
        <table:table-row table:style-name="ro1">
          <table:table-cell table:style-name="ce1" office:value-type="string" calcext:value-type="string">
            <text:p>Consulta 3: plants Argentina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n/Sungrebe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r/2E/Mr._Bricolage_c06c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u/g/Hugo_Porta_10e3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v/e/r/Verónico_Cruz_(film)_fa73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u/a/Juan_Álvarez_(historian)_f8d3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n/d/Independiente_de_La_Rioja_d4de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2/0/0/2000_Volleyball_America's_Cup_d018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n/r/Enrique_Santiago_Petracchi_510c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i/e/Pierre_Daye_169e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z/e/Ezequiel_Paulón_5a9f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l/o/Eloy_Fariña_Núñez_c497.ht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l/a/Flags_of_active_autonomist_and_secessionist_movements.htm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h/a/Chacabuco,_Buenos_Aires_db6b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n/i/University_of_Belgrano_dc54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y/d/Hydrocotyle_bonariensis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o/m/Companion_planting.ht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u/l/Julio_Chávez_ac6e.htm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l/Belgrano_(disambiguation).htm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v/o/g/Vogtle_Electric_Generating_Plant_df04.ht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n/v/Environmental_effects_of_nuclear_power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r/a/Arachis_villosulicarpa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i/p/e/Ipecacuanha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r/e/Grevillea_'Moonlight'_824e.htm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p/a/r/Paratylenchus_macrophallus.html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n/t/Antoine_Laurent_de_Jussieu_5b0d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e/Beekman_Native_Plant_Arboretum_3bfa.htm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r/a/Graptophyllum_ilicifolium.htm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c/Cacteae.htm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u/c/Lucas_Mareque_fbe0.html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9/7/1971_European_Formula_Two_season_79ea.html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w/o/r/World_Pump_Festival_1479.html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e/o/George_Maxwell_8d58.htm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u/k/Fukushima_II_Nuclear_Power_Plant_3a9e.html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v/a/l/Valley_Power_63f8.html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n/n/Annona_reticulata.htm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n/Man-eating_tree.html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o/r/Ford_River_Rouge_Complex_84fc.html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e/n/Senecioneae.htm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e/t/Bethlehem_Steel_119e.html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a/l/Salix_herbacea.htm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y/t/Byttneria.html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u/n/i/University_of_California,_Irvine,_Arboretum_444f.htm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r/i/Trimerotropis_infantilis.htm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Lepidoptera_that_feed_on_roses_5f9f.htm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r/Margherita_Sarfatti_a9c1.html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t/Jatropha_curcas.html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o/r/Ford_Motor_Company_of_New_Zealand_54af.html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r/a/Braunsia_apiculata.html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e/m/e/Emex_australis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i/d/Fiddleneck.html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t/Cattle_Tyrant_9707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u/Tour_of_Somerville_689f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g/r/e/Great_Pampa-finch_a1dd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Correlacion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SUM([.D3:.D12])" office:value-type="float" office:value="0" calcext:value-type="float">
            <text:p>0</text:p>
          </table:table-cell>
          <table:table-cell table:style-name="ce8" table:formula="of:=1-((6*[.C58])/([.B58]*(POWER([.B58];2)-1)))" office:value-type="float" office:value="1" calcext:value-type="float">
            <text:p>1,000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SUM([.D3:.D27])" office:value-type="float" office:value="0" calcext:value-type="float">
            <text:p>0</text:p>
          </table:table-cell>
          <table:table-cell table:style-name="ce8" table:formula="of:=1-((6*[.C59])/([.B59]*(POWER([.B59];2)-1)))" office:value-type="float" office:value="1" calcext:value-type="float">
            <text:p>1,000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7" table:formula="of:=SUM([.D3:.D52])" office:value-type="float" office:value="23" calcext:value-type="float">
            <text:p>23</text:p>
          </table:table-cell>
          <table:table-cell table:style-name="ce8" table:formula="of:=1-((6*[.C60])/([.B60]*(POWER([.B60];2)-1)))" office:value-type="float" office:value="0.998895558223289" calcext:value-type="float">
            <text:p>0,9989</text:p>
          </table:table-cell>
          <table:table-cell table:style-name="Default" table:number-columns-repeated="16380"/>
        </table:table-row>
      </table:table>
      <table:table table:name="Q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Consulta 4: science fiction books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e/g/Beginnings_(collection)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b/Robert_J._Sawyer_d73b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jectories_(magazine)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r/Marilyn_Singer_d666.ht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b/Robert_Holdstock_9c9e.ht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t/a/Stardrift_and_Other_Fantastic_Flotsam_e5ba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i/u/Diuturnity's_Dawn_9a72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e/t/Tetsu_Yano_ac4d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resa_Wiggin_7c28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r/o/g/Rogue_Queen_8f8f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o/n/Donald_Eaton_Carr_04ea.ht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c/o/Acorna_the_Unicorn_Girl_3ec8.htm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a/_/j/A_Journey_in_Other_Worlds_286f.htm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Light_of_Other_Days_b05c.htm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6/0/t/60th_World_Science_Fiction_Convention_56da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u/y/Guy_N._Smith_d9ba.htm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i/n/Ninotchka_Rosca_1499.htm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n/Man-eating_tree.htm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h/i/Philcon.htm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o/b/Toby_Johnson_d25e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l/a/r/Larry_Niven_d1bb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w/h/i/White_holes_in_fiction.htm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m/a/g/Maggie_MacDonald_8f66.htm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o/d/Godot.html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a/u/Paul_G._Tremblay_6d60.htm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i/b/Command_&amp;_Conquer~_Tiberium_Wars_(novel)_0a72.html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u/n/e/Une_rose_au_paradis.html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n/i/c/Nick_and_the_Glimmung_1422.htm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p/o/Spoo.htm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i/Think!_(Asimov_short_story)_3a27.html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o/u/Counter-Clock_World_b040.htm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r/a/Trapped_(novel).htm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iege_(disambiguation)_6713.htm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p/r/o/Project_Nightmare_b0c3.html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s/f/BSFA_award_2530.html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d/i/s/DiscoveryBox_da98.html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b/o/z/Bozo_the_Iron_Man_8772.html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a/p/Captain_Ultra_(TV_series)_e557.html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f/l/a/Flash_Crowd_c9f4.htm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h/o/n/Honorverse_concepts_and_terminology.htm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s/h/a/Shadow_Puppets_0a33.htm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now_Queen_(novel)_18d3.html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u/l/Cultural_depictions_of_dinosaurs.html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c/h/r/Christopher_Sorrentino_3b1d.html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g/o/o/Goose_Lane_Editions_a456.html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k/n/o/Knowledge_and_Decisions_82ec.htm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Princess_Bride_1c49.html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Fixer_(Malamud_novel)_c56d.html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a/m/Tamora_Pierce_4cdc.html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e/l/f/Elfwood.html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en/articles/t/h/e/The_Separation_(Animorphs)_9d2a.htm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Diferencia</text:p>
          </table:table-cell>
          <table:table-cell table:style-name="ce9" office:value-type="string" calcext:value-type="string">
            <text:p>Correlacion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table:formula="of:=SUM([.D3:.D12])" office:value-type="float" office:value="2" calcext:value-type="float">
            <text:p>2</text:p>
          </table:table-cell>
          <table:table-cell table:style-name="ce12" table:formula="of:=1-((6*[.C56])/([.B56]*(POWER([.B56];2)-1)))" office:value-type="float" office:value="0.987878787878788" calcext:value-type="float">
            <text:p>0,9879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table:formula="of:=SUM([.D3:.D27])" office:value-type="float" office:value="9" calcext:value-type="float">
            <text:p>9</text:p>
          </table:table-cell>
          <table:table-cell table:style-name="ce12" table:formula="of:=1-((6*[.C57])/([.B57]*(POWER([.B57];2)-1)))" office:value-type="float" office:value="0.996538461538462" calcext:value-type="float">
            <text:p>0,9965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11" table:formula="of:=SUM([.D3:.D52])" office:value-type="float" office:value="45" calcext:value-type="float">
            <text:p>45</text:p>
          </table:table-cell>
          <table:table-cell table:style-name="ce12" table:formula="of:=1-((6*[.C58])/([.B58]*(POWER([.B58];2)-1)))" office:value-type="float" office:value="0.997839135654262" calcext:value-type="float">
            <text:p>0,9978</text:p>
          </table:table-cell>
          <table:table-cell/>
          <table:table-cell table:style-name="Default" table:number-columns-repeated="16379"/>
        </table:table-row>
      </table:table>
      <table:table table:name="Q5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/>
        <table:table-row table:style-name="ro1">
          <table:table-cell table:style-name="ce1" office:value-type="string" calcext:value-type="string">
            <text:p>Consulta 5: population nagasaki japan</text:p>
          </table:table-cell>
          <table:table-cell table:number-columns-repeated="3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TF_IDF</text:p>
          </table:table-cell>
          <table:table-cell table:style-name="ce2" office:value-type="string" calcext:value-type="string">
            <text:p>BM25</text:p>
          </table:table-cell>
          <table:table-cell table:style-name="ce2" office:value-type="string" calcext:value-type="string">
            <text:p>Diferencia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u/t/Futsu,_Nagasaki_6d69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r/i/Arie,_Nagasaki_63bf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n/Minamishimabara,_Nagasaki_6362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o/b/Kobe_Station_07b4.ht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o/s/Cosme_de_Torrès_e30a.ht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k/i/Akiko_Domoto_7e48.ht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o/m/Bombing_of_Osaka_in_World_War_II_4895.ht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i/Cairo_Conference_5945.htm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g/Naganohara,_Gunma_49a0.ht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r/e/Crested_Ibis_93b3.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u/j/Fujioka,_Tochigi_df61.htm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environmental_topics_(N)_409e.htm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e/i/Seiwa,_Kumamoto_1671.htm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1/s/t/1st_Battalion_2nd_Marines_cc49.ht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c/Hachikai,_Aichi_0cba.ht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w/Kawauchi,_Aomori_28ae.ht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a/m/Namikata,_Ehime_2212.htm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b/Tobata-ku,_Kitakyūshū_af95.ht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a/s/a/Asao-ku,_Kawasaki_a280.ht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t/Mitoyo_District,_Kagawa_ae1e.htm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m/Kamikawa_(Ishikari)_District,_Hokkaidō_69ff.html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r/Kariwa_District,_Niigata_bbc7.htm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p/e/Speed_Skating_at_the_1990_Winter_Asian_Games_78de.html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a/n/Bangladeshi-Japanese_relations_4a68.html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s/List_of_sister_cities_in_Canada_d2c2.ht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p/Japan_at_the_1964_Winter_Olympics_e206.htm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a/d/Kadena_High_School_a5b7.html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r/e/Freestyle_Skiing_at_the_2003_Winter_Asian_Games_155f.htm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h/Miho_Tanaka_b60d.htm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b/c/BBC_Global_30_dc4a.htm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l/i/t/Little_Italy,_Manhattan_064e.html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k/i/b/Kibi_Makibi_050c.html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n/i/h/Nihon_Minka-en_defb.html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s/u/Tsugaru_Peninsula_9ee9.html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h/a/n/Hanare_Kirishitan_1cb4.html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h/u/Shuchiin_University_5906.html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t/o/k/Tokyo_University_of_Agriculture_and_Technology_c9d7.html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i/y/Miyazaki_Sangyo-keiei_University_b8c0.htm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s/Masaaki_Sawanobori_4b27.html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s/Susan_Saegert_2074.html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m/Sumitomo_Rubber_Industries_6190.html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j/a/p/Japanese_whiting.html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s/u/p/Supporters_of_FC_Barcelona_e543.htm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a/m/Camellia_sasanqua.html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f/o/r/Formosan_subterranean_termite.htm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r/i/Crime_in_Russia_0b0a.html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c/h/a/Charles_Robert_Jenkins_ce81.html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o/u/Mount_Pekerebetsu_0cf2.html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m/a/k/Makoto_Kaneko_(baseball)_37c6.html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en/articles/b/a/t/Battle_of_Shiojiritoge_0efe.htm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Diferencia</text:p>
          </table:table-cell>
          <table:table-cell table:style-name="ce9" office:value-type="string" calcext:value-type="string">
            <text:p>Correlacion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SUM([.D3:.D12])" office:value-type="float" office:value="0" calcext:value-type="float">
            <text:p>0</text:p>
          </table:table-cell>
          <table:table-cell table:style-name="ce14" table:formula="of:=1-((6*[.C55])/([.B55]*(POWER([.B55];2)-1)))" office:value-type="float" office:value="1" calcext:value-type="float">
            <text:p>1,000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table:formula="of:=SUM([.D3:.D26])" office:value-type="float" office:value="10" calcext:value-type="float">
            <text:p>10</text:p>
          </table:table-cell>
          <table:table-cell table:style-name="ce14" table:formula="of:=1-((6*[.C56])/([.B56]*(POWER([.B56];2)-1)))" office:value-type="float" office:value="0.996153846153846" calcext:value-type="float">
            <text:p>0,9962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13" table:formula="of:=SUM([.D3:.D52])" office:value-type="float" office:value="40" calcext:value-type="float">
            <text:p>40</text:p>
          </table:table-cell>
          <table:table-cell table:style-name="ce14" table:formula="of:=1-((6*[.C57])/([.B57]*(POWER([.B57];2)-1)))" office:value-type="float" office:value="0.998079231692677" calcext:value-type="float">
            <text:p>0,9981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9:55:27.5912096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2" style:display-name="PageStyle_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" style:display-name="PageStyle_Q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4" style:display-name="PageStyle_Q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1" style:display-name="PageStyle_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5" style:display-name="PageStyle_Q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26T21:59:03</meta:creation-date>
    <dc:date>2026-04-26T19:57:33.273807381</dc:date>
    <meta:generator>LibreOffice/25.8.6.2$Linux_X86_64 LibreOffice_project/a46b460d1686bb49c718d2ef5f88b83ff2dc4981</meta:generator>
    <meta:editing-duration>PT7M37S</meta:editing-duration>
    <meta:editing-cycles>2</meta:editing-cycles>
    <meta:document-statistic meta:table-count="5" meta:cell-count="1162" meta:object-count="0"/>
    <meta:user-defined meta:name="AppVersion">3.1</meta:user-defined>
  </office:meta>
</office:document-meta>
</file>